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14%" style:writing-mode="lr-tb"/>
      <style:text-properties fo:font-variant="normal" fo:text-transform="none" fo:color="#ff5f5e" style:text-line-through-style="none" style:text-line-through-type="none" style:font-name="Arial1" fo:font-size="7.80000019073486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7.80000019073486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14%" style:writing-mode="lr-tb"/>
    </style:style>
    <style:style style:name="P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7.80000019073486pt" fo:font-style="normal" style:text-underline-style="none" fo:font-weight="normal" style:text-blinking="false" fo:background-color="transparent"/>
    </style:style>
    <style:style style:name="P5" style:family="paragraph" style:parent-style-name="Text_20_body">
      <style:text-properties fo:font-weight="normal"/>
    </style:style>
    <style:style style:name="T1" style:family="text">
      <style:text-properties fo:font-variant="normal" fo:text-transform="none" fo:color="#000000" style:text-line-through-style="none" style:text-line-through-type="none" style:font-name="Arial1" fo:font-size="7.8000001907348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7.80000019073486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officeooo:rsid="000d53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395f1ae-2695-e647-f635-0a0cee67322d"/>Вкладка «Главная»</text:p>
      <text:p text:style-name="Text_20_body"/>
      <text:p text:style-name="P2">1) Кабинеты на сайте  abc-finance.ru</text:p>
      <text:p text:style-name="P2">2) Человек заходит в кабинет по логину и паролю</text:p>
      <text:p text:style-name="Text_20_body"/>
      <text:p text:style-name="P2">3) В кабинетах есть реферальная привязка (поэтому нужны реферальные ссылки).  Из своего кабинета я могу видеть всех людей, которые находятся подо мной, а также я могу видеть своих двух вышестоящих спонсоров. Например я пригласил Федора и Антона. Антон пригласил Гошу и Сергея. Гоша пригласил Артема. Я в своем кабинете вижу в первой линии Федора  и Антона, во второй (под Антоном) Гошу и Сергея, в третьей (под Гошей) Артема.</text:p>
      <text:p text:style-name="P2">Антон видит над собой меня, а под собой в первой Гошу и Сергея, во второй Артема</text:p>
      <text:p text:style-name="P2">Гоша видит над собой меня и Антона, а под собой Артема.</text:p>
      <text:p text:style-name="P2">Артем видит над собой Антона и Гошу.</text:p>
      <text:p text:style-name="P2">Всю команду надо изобразить во вкладке «Моя команда»</text:p>
      <text:p text:style-name="Text_20_body"/>
      <text:p text:style-name="P2">4) В кабинете человеку нужно внести свои данные:</text:p>
      <text:p text:style-name="P2">Основные:<text:line-break/>- Фотография</text:p>
      <text:p text:style-name="P2">- Страница вк</text:p>
      <text:p text:style-name="P2">- Скайп</text:p>
      <text:p text:style-name="P2">Дополнительные:</text:p>
      <text:p text:style-name="P2">- Фейсбук</text:p>
      <text:p text:style-name="P2">- Канал Ютуб</text:p>
      <text:p text:style-name="P2">- Твиттер</text:p>
      <text:p text:style-name="P2">- свой блог или сайт</text:p>
      <text:p text:style-name="P2">Человек может видет эти данные у всех своих рефералов (во вкладке «Моя команда»). Также человек видит эти данные у двух своих вышестоящих спонсоров.</text:p>
      <text:p text:style-name="Text_20_body"/>
      <text:p text:style-name="P2">5) В кабинете есть планировщик дел. Он представляет собой календарь, куда можно записать заметки. Также в календарь может писать корневой аккаунт(толко корневой) какие-то события (например время и дату конференции). Текущая неделя выделена подробно. Туда можно записать что надо сделать в конкретное время. То есть я могу текущую неделю распланировать по часам и мне будет достаточно места для текста. Есть возможность раскрашивать дела разнами цветами. Все, что есть в планировщике, отображается у спонсоров (см. вкладка «Моя команда»).</text:p>
      <text:p text:style-name="Text_20_body"/>
      <text:p text:style-name="P2">6) Есть блок с заданиями. В этом блоке я вижу задания, которые написал мне вышестоящий спонсор. Рядом с заданиями есть чекбоксы, если я выполнил задание, то я ставлю в этом чекбоксе галочку. Также можно писать короткие коментарии к заданиям</text:p>
      <text:p text:style-name="P2">для спонсора. Галочки и комментарии отображаются  и в кабинете спонсора.</text:p>
      <text:p text:style-name="Text_20_body"/>
      <text:p text:style-name="P2">7) Есть блок сообщение от спонсора. В этом небольшом блоке видны сообщения, которые прислал спонсор. Также он может присылать сообщения своим рефералам. См. вкладку «Моя команда»<text:span text:style-name="T4">ы</text:span></text:p>
      <text:p text:style-name="Text_20_body"/>
      <text:p text:style-name="P2">8) Есть блок, где видны последние новости из паблика вк. Также в кабинете можно предложить свою новость для паблика (просто вставить ссылку и нажать предложить новость). Все предложенные новости приходят одному человеку, который ведет паблик, если новость одобрена, то он постит ее  в паблик. Новости видят все люди системы не зависимо от того, где они находятся</text:p>
      <text:p text:style-name="Text_20_body"/>
      <text:p text:style-name="P2">9) Есть блок «Поставь лайк, репост, комент».  Заходя в этот блок человек получает ссылки на посты вк, на которых ему нужно поставить лайк, сделать репост  или прокоментировать. Также есть возможность ему самому закинуть свой пост, чтобы его лайкнули. Если человек включил свою новость в «Поставить лайк», то в это видят все люди системы не зависимо от того, где они находятся.</text:p>
      <text:p text:style-name="Text_20_body"/>
      <text:p text:style-name="P1">Вкладка «Моя команда»</text:p>
      <text:p text:style-name="Text_20_body"/>
      <text:p text:style-name="P2">1) В этой вкладке можно видеть всю свою команду в виде дерева с раскрывающимися списками. Если будет красиво, то напротив каждого человека поставить его маленькую фотку.</text:p>
      <text:p text:style-name="Text_20_body"/>
      <text:p text:style-name="P2">2) Есть опция посмотреть данные (Фотка, страница вк, скайп)</text:p>
      <text:p text:style-name="Text_20_body"/>
      <text:p text:style-name="P2">3) Есть опция «Дать задание». Когда даешь человеку задание, задание появляется у него в кабинете в Основной вкладке</text:p>
      <text:p text:style-name="Text_20_body"/>
      <text:p text:style-name="P2">4) Есть опция проверить задания. То есть можно посмотреть какие предыдущие задания он выполнил, в каких чекбоксах поставил <text:soft-page-break/>галочку и какие пометки сделал.</text:p>
      <text:p text:style-name="Text_20_body"/>
      <text:p text:style-name="P2">5) Есть опция написать сообщение как одному человеку, так и целой группе людей, которые находятся под определенным человеком</text:p>
      <text:p text:style-name="Text_20_body"/>
      <text:p text:style-name="P2">6) Есть опция посмотреть «Планировщик дел», где можно видеть планировщик своего реферала</text:p>
      <text:p text:style-name="Text_20_body"/>
      <text:p text:style-name="P2">7) Есть опция «Полезные ссылки». Можно открыть полезные ссылки своим рефералам. Подробнее смотри вкладку «Полезные ссылки»</text:p>
      <text:p text:style-name="Text_20_body"/>
      <text:p text:style-name="P1">Вкладка «Полезные ссылки»</text:p>
      <text:p text:style-name="Text_20_body"/>
      <text:p text:style-name="P3"><text:span text:style-name="T1">Существует несколько блоков полезных ссылкок. Как только человек регестрируется на сайте</text:span><text:a xlink:type="simple" xlink:href="http://abc-finance.ru/"><text:span text:style-name="T3"> </text:span></text:a><text:a xlink:type="simple" xlink:href="http://abc-finance.ru/"><text:span text:style-name="T2">abc-finance.ru</text:span></text:a><text:span text:style-name="T3"> </text:span><text:span text:style-name="T1">ему доступен только первый блок ссылок. Как только он проходит первоначальное обучение, ему доступен и второй блок ссылок. Когда продвигается в обучении дальше ему доступен третий и тд. </text:span></text:p>
      <text:p text:style-name="P2">Сколько блоков ссылок доступно человеку могут решать все его спонсоры. Они могут открыть блоки ссылок в разделе «Моя команда».</text:p>
      <text:p text:style-name="P2">Если человек имеет доступ только доступ к 3 блоку ссылок, то для своих рефералов он может открыть только первый, второй и третий блок.</text:p>
      <text:p text:style-name="Text_20_body"/>
      <text:p text:style-name="P2">Идеи:</text:p>
      <text:p text:style-name="P2">1) стрим</text:p>
      <text:p text:style-name="P2">2) Сколько раз твои человек заходил в бекофис</text:p>
      <text:p text:style-name="P5"><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3:03:34.36</meta:creation-date>
    <dc:date>2014-08-30T14:55:01.131000000</dc:date>
    <meta:editing-duration>P0D</meta:editing-duration>
    <meta:editing-cycles>2</meta:editing-cycles>
    <meta:generator>LibreOffice/4.2.6.3$Windows_x86 LibreOffice_project/3fd416d4c6db7d3204c17ce57a1d70f6e531ee21</meta:generator>
    <meta:document-statistic meta:table-count="0" meta:image-count="0" meta:object-count="0" meta:page-count="2" meta:paragraph-count="40" meta:word-count="666" meta:character-count="4304" meta:non-whitespace-character-count="3667"/>
  </office:meta>
</office:document-meta>
</file>